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sum_mod2" table:style-name="ta1">
        <table:shapes>
          <draw:frame draw:z-index="0" draw:style-name="gr1" draw:text-style-name="P1" svg:width="17.9386in" svg:height="11.7961in" svg:x="4.3169in" svg:y="0.2197in">
            <draw:object draw:notify-on-update-of-ranges="psum_mod2.A2:psum_mod2.A51 psum_mod2.B2:psum_mod2.B51 psum_mod2.A2:psum_mod2.A51 psum_mod2.C2:psum_mod2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psum1</text:p>
          </table:table-cell>
          <table:table-cell office:value-type="string" calcext:value-type="string">
            <text:p><text:s/>psum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14950" calcext:value-type="float">
            <text:p>1495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26350" calcext:value-type="float">
            <text:p>26350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41" calcext:value-type="float">
            <text:p>4.1E-05</text:p>
          </table:table-cell>
        </table:table-row>
        <table:table-row table:style-name="ro1">
          <table:table-cell office:value-type="float" office:value="33250" calcext:value-type="float">
            <text:p>33250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46" calcext:value-type="float">
            <text:p>4.6E-0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52" calcext:value-type="float">
            <text:p>5.2E-05</text:p>
          </table:table-cell>
        </table:table-row>
        <table:table-row table:style-name="ro1">
          <table:table-cell office:value-type="float" office:value="40950" calcext:value-type="float">
            <text:p>40950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57" calcext:value-type="float">
            <text:p>5.7E-05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63" calcext:value-type="float">
            <text:p>6.3E-05</text:p>
          </table:table-cell>
        </table:table-row>
        <table:table-row table:style-name="ro1">
          <table:table-cell office:value-type="float" office:value="49450" calcext:value-type="float">
            <text:p>49450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69" calcext:value-type="float">
            <text:p>6.9E-0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075" calcext:value-type="float">
            <text:p>7.5E-05</text:p>
          </table:table-cell>
        </table:table-row>
        <table:table-row table:style-name="ro1">
          <table:table-cell office:value-type="float" office:value="58750" calcext:value-type="float">
            <text:p>58750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82" calcext:value-type="float">
            <text:p>8.2E-05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089" calcext:value-type="float">
            <text:p>8.9E-05</text:p>
          </table:table-cell>
        </table:table-row>
        <table:table-row table:style-name="ro1">
          <table:table-cell office:value-type="float" office:value="68850" calcext:value-type="float">
            <text:p>68850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96" calcext:value-type="float">
            <text:p>9.6E-05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float" office:value="79750" calcext:value-type="float">
            <text:p>79750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19" calcext:value-type="float">
            <text:p>0.000119</text:p>
          </table:table-cell>
        </table:table-row>
        <table:table-row table:style-name="ro1">
          <table:table-cell office:value-type="float" office:value="91450" calcext:value-type="float">
            <text:p>91450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27" calcext:value-type="float">
            <text:p>0.000127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36" calcext:value-type="float">
            <text:p>0.000136</text:p>
          </table:table-cell>
        </table:table-row>
        <table:table-row table:style-name="ro1">
          <table:table-cell office:value-type="float" office:value="103950" calcext:value-type="float">
            <text:p>103950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144" calcext:value-type="float">
            <text:p>0.000144</text:p>
          </table:table-cell>
        </table:table-row>
        <table:table-row table:style-name="ro1">
          <table:table-cell office:value-type="float" office:value="110500" calcext:value-type="float">
            <text:p>110500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153" calcext:value-type="float">
            <text:p>0.000153</text:p>
          </table:table-cell>
        </table:table-row>
        <table:table-row table:style-name="ro1">
          <table:table-cell office:value-type="float" office:value="117250" calcext:value-type="float">
            <text:p>117250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163" calcext:value-type="float">
            <text:p>0.000163</text:p>
          </table:table-cell>
        </table:table-row>
        <table:table-row table:style-name="ro1">
          <table:table-cell office:value-type="float" office:value="124200" calcext:value-type="float">
            <text:p>124200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73" calcext:value-type="float">
            <text:p>0.000173</text:p>
          </table:table-cell>
        </table:table-row>
        <table:table-row table:style-name="ro1">
          <table:table-cell office:value-type="float" office:value="131350" calcext:value-type="float">
            <text:p>131350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182" calcext:value-type="float">
            <text:p>0.000182</text:p>
          </table:table-cell>
        </table:table-row>
        <table:table-row table:style-name="ro1">
          <table:table-cell office:value-type="float" office:value="138700" calcext:value-type="float">
            <text:p>138700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0192" calcext:value-type="float">
            <text:p>0.000192</text:p>
          </table:table-cell>
        </table:table-row>
        <table:table-row table:style-name="ro1">
          <table:table-cell office:value-type="float" office:value="146250" calcext:value-type="float">
            <text:p>146250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00203" calcext:value-type="float">
            <text:p>0.000203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214" calcext:value-type="float">
            <text:p>0.000214</text:p>
          </table:table-cell>
        </table:table-row>
        <table:table-row table:style-name="ro1">
          <table:table-cell office:value-type="float" office:value="161950" calcext:value-type="float">
            <text:p>161950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225" calcext:value-type="float">
            <text:p>0.000225</text:p>
          </table:table-cell>
        </table:table-row>
        <table:table-row table:style-name="ro1">
          <table:table-cell office:value-type="float" office:value="170100" calcext:value-type="float">
            <text:p>170100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236" calcext:value-type="float">
            <text:p>0.000236</text:p>
          </table:table-cell>
        </table:table-row>
        <table:table-row table:style-name="ro1">
          <table:table-cell office:value-type="float" office:value="178450" calcext:value-type="float">
            <text:p>178450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248" calcext:value-type="float">
            <text:p>0.000248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float" office:value="195750" calcext:value-type="float">
            <text:p>195750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272" calcext:value-type="float">
            <text:p>0.000272</text:p>
          </table:table-cell>
        </table:table-row>
        <table:table-row table:style-name="ro1">
          <table:table-cell office:value-type="float" office:value="204700" calcext:value-type="float">
            <text:p>204700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0284" calcext:value-type="float">
            <text:p>0.000284</text:p>
          </table:table-cell>
        </table:table-row>
        <table:table-row table:style-name="ro1">
          <table:table-cell office:value-type="float" office:value="213850" calcext:value-type="float">
            <text:p>213850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297" calcext:value-type="float">
            <text:p>0.000297</text:p>
          </table:table-cell>
        </table:table-row>
        <table:table-row table:style-name="ro1">
          <table:table-cell office:value-type="float" office:value="223200" calcext:value-type="float">
            <text:p>223200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float" office:value="232750" calcext:value-type="float">
            <text:p>232750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0324" calcext:value-type="float">
            <text:p>0.000324</text:p>
          </table:table-cell>
        </table:table-row>
        <table:table-row table:style-name="ro1">
          <table:table-cell office:value-type="float" office:value="242500" calcext:value-type="float">
            <text:p>242500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337" calcext:value-type="float">
            <text:p>0.000337</text:p>
          </table:table-cell>
        </table:table-row>
        <table:table-row table:style-name="ro1">
          <table:table-cell office:value-type="float" office:value="252450" calcext:value-type="float">
            <text:p>252450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35" calcext:value-type="float">
            <text:p>0.00035</text:p>
          </table:table-cell>
        </table:table-row>
        <table:table-row table:style-name="ro1">
          <table:table-cell office:value-type="string" calcext:value-type="string">
            <text:p>The biggest psum output value is: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eup delay calculated the value 1.00570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UM_TESTS</text:p>
          </table:table-cell>
          <table:table-cell office:value-type="float" office:value="50" calcext:value-type="float">
            <text:p>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7:04:20.515827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5-01-25T17:05:39.100330754</dc:date>
    <meta:editing-duration>PT2M12S</meta:editing-duration>
    <meta:editing-cycles>2</meta:editing-cycles>
    <meta:generator>LibreOffice/6.4.7.2$Linux_X86_64 LibreOffice_project/40$Build-2</meta:generator>
    <meta:document-statistic meta:table-count="1" meta:cell-count="163" meta:object-count="1"/>
  </office:meta>
</office:document-meta>
</file>

<file path=Object 1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565cm" svg:height="29.963cm" xlink:href=".." xlink:type="simple" chart:class="chart:scatter" chart:style-name="ch1">
        <chart:legend chart:legend-position="end" svg:x="41.469cm" svg:y="13.935cm" style:legend-expansion="high" chart:style-name="ch2"/>
        <chart:plot-area chart:style-name="ch3" table:cell-range-address="psum_mod2.A2:psum_mod2.C51" svg:x="0.911cm" svg:y="0.599cm" svg:width="39.647cm" svg:height="28.765cm">
          <chartooo:coordinate-region svg:x="2.194cm" svg:y="0.798cm" svg:width="37.807cm" svg:height="27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sum_mod2.B2:psum_mod2.B51" chart:class="chart:scatter">
            <chart:domain table:cell-range-address="psum_mod2.A2:psum_mod2.A51"/>
            <chart:regression-curve chart:style-name="ch7">
              <chart:equation chart:display-equation="true" chart:display-r-square="false"/>
            </chart:regression-curve>
            <chart:data-point chart:repeated="50"/>
          </chart:series>
          <chart:series chart:style-name="ch8" chart:values-cell-range-address="psum_mod2.C2:psum_mod2.C51" chart:class="chart:scatter">
            <chart:regression-curve chart:style-name="ch9">
              <chart:equation chart:display-equation="true" chart:display-r-square="false"/>
            </chart:regression-curve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psum_mod2.A2:psum_mod2.A51</svg:desc>
                </draw:g>
              </table:table-cell>
              <table:table-cell office:value-type="float" office:value="0.000001">
                <text:p>0.000001</text:p>
                <draw:g>
                  <svg:desc>psum_mod2.B2:psum_mod2.B51</svg:desc>
                </draw:g>
              </table:table-cell>
              <table:table-cell office:value-type="float" office:value="0">
                <text:p>0</text:p>
                <draw:g>
                  <svg:desc>psum_mod2.C2:psum_mod2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0">
                <text:p>175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0">
                <text:p>270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50">
                <text:p>3850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00">
                <text:p>5200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50">
                <text:p>6750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0">
                <text:p>8500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50">
                <text:p>10450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00">
                <text:p>12600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50">
                <text:p>14950</text:p>
              </table:table-cell>
              <table:table-cell office:value-type="float" office:value="0.00003">
                <text:p>0.00003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0">
                <text:p>17500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50">
                <text:p>20250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200">
                <text:p>23200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350">
                <text:p>26350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700">
                <text:p>29700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50">
                <text:p>33250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000">
                <text:p>37000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950">
                <text:p>40950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100">
                <text:p>45100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450">
                <text:p>49450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000">
                <text:p>54000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750">
                <text:p>58750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700">
                <text:p>63700</text:p>
              </table:table-cell>
              <table:table-cell office:value-type="float" office:value="0.000127">
                <text:p>0.000127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850">
                <text:p>68850</text:p>
              </table:table-cell>
              <table:table-cell office:value-type="float" office:value="0.000138">
                <text:p>0.000138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200">
                <text:p>74200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750">
                <text:p>79750</text:p>
              </table:table-cell>
              <table:table-cell office:value-type="float" office:value="0.000158">
                <text:p>0.00015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500">
                <text:p>85500</text:p>
              </table:table-cell>
              <table:table-cell office:value-type="float" office:value="0.000171">
                <text:p>0.00017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450">
                <text:p>91450</text:p>
              </table:table-cell>
              <table:table-cell office:value-type="float" office:value="0.000181">
                <text:p>0.00018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600">
                <text:p>97600</text:p>
              </table:table-cell>
              <table:table-cell office:value-type="float" office:value="0.000194">
                <text:p>0.000194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950">
                <text:p>103950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500">
                <text:p>110500</text:p>
              </table:table-cell>
              <table:table-cell office:value-type="float" office:value="0.000218">
                <text:p>0.00021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250">
                <text:p>117250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4200">
                <text:p>124200</text:p>
              </table:table-cell>
              <table:table-cell office:value-type="float" office:value="0.000245">
                <text:p>0.00024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350">
                <text:p>131350</text:p>
              </table:table-cell>
              <table:table-cell office:value-type="float" office:value="0.000259">
                <text:p>0.000259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700">
                <text:p>138700</text:p>
              </table:table-cell>
              <table:table-cell office:value-type="float" office:value="0.000273">
                <text:p>0.000273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250">
                <text:p>146250</text:p>
              </table:table-cell>
              <table:table-cell office:value-type="float" office:value="0.000289">
                <text:p>0.000289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000">
                <text:p>154000</text:p>
              </table:table-cell>
              <table:table-cell office:value-type="float" office:value="0.000303">
                <text:p>0.000303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1950">
                <text:p>161950</text:p>
              </table:table-cell>
              <table:table-cell office:value-type="float" office:value="0.000319">
                <text:p>0.000319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100">
                <text:p>170100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8450">
                <text:p>178450</text:p>
              </table:table-cell>
              <table:table-cell office:value-type="float" office:value="0.000352">
                <text:p>0.000352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7000">
                <text:p>187000</text:p>
              </table:table-cell>
              <table:table-cell office:value-type="float" office:value="0.000367">
                <text:p>0.000367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750">
                <text:p>195750</text:p>
              </table:table-cell>
              <table:table-cell office:value-type="float" office:value="0.000385">
                <text:p>0.000385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700">
                <text:p>204700</text:p>
              </table:table-cell>
              <table:table-cell office:value-type="float" office:value="0.000399">
                <text:p>0.000399</text:p>
              </table:table-cell>
              <table:table-cell office:value-type="float" office:value="0.000284">
                <text:p>0.000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3850">
                <text:p>213850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297">
                <text:p>0.000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200">
                <text:p>223200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2750">
                <text:p>232750</text:p>
              </table:table-cell>
              <table:table-cell office:value-type="float" office:value="0.000456">
                <text:p>0.000456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2500">
                <text:p>242500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337">
                <text:p>0.0003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450">
                <text:p>252450</text:p>
              </table:table-cell>
              <table:table-cell office:value-type="float" office:value="0.000495">
                <text:p>0.000495</text:p>
              </table:table-cell>
              <table:table-cell office:value-type="float" office:value="0.00035">
                <text:p>0.00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